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w Covering</text:p>
      <text:p text:style-name="Standard">Recently, it has been raining a lot on Farmer John’s farm. For this reason, his N (3 &lt;= N &lt;= 50,000) cows refuse to go outside. Farmer John’s cows all prefer to graze on a certain part of his field, and their milk production increases when they graze on their preferred grass, so Farmer John decides to build a rectangular structure over part of his field to keep the cows dry. Farmer John already has a covering that will keep any one of his cows dry, so he only needs to build a structure to cover the remaining N-1 cows. Find the area of the smallest structure he can build to keep his cows dry. </text:p>
      <text:p text:style-name="Standard"/>
      <text:p text:style-name="Standard">In this problem, cows can be viewed as points between 1 and 40,000 on a coordinate plane, and the cows on the border of the structure are considered as covered. There can be a structure with a zero area if all the cows are located on the same point.</text:p>
      <text:p text:style-name="Standard"/>
      <text:p text:style-name="Standard">INPUT FORMAT</text:p>
      <text:p text:style-name="Standard"/>
      <text:p text:style-name="Standard">The first line of the input contains one space separated integer N. The next N lines each contain two space separated integers describing the coordinates of the cow.</text:p>
      <text:p text:style-name="Standard"/>
      <text:p text:style-name="Standard">OUTPUT FORMAT</text:p>
      <text:p text:style-name="Standard"/>
      <text:p text:style-name="Standard">A single integer describing the minimum area of a structure that Farmer John could build to cover N-1 of his cows.</text:p>
      <text:p text:style-name="Standard"/>
      <text:p text:style-name="Standard">SAMPLE INPUT</text:p>
      <text:p text:style-name="Standard"/>
      <text:p text:style-name="Standard">5</text:p>
      <text:p text:style-name="Standard">1 7</text:p>
      <text:p text:style-name="Standard">10 2</text:p>
      <text:p text:style-name="Standard">6 12</text:p>
      <text:p text:style-name="Standard">8 20</text:p>
      <text:p text:style-name="Standard">3 10</text:p>
      <text:p text:style-name="Standard">SAMPLE OUTPUT</text:p>
      <text:p text:style-name="Standard"/>
      <text:p text:style-name="Standard">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04:00:12.809000000</meta:creation-date>
    <dc:date>2022-06-22T04:00:33.820000000</dc:date>
    <meta:editing-duration>PT21S</meta:editing-duration>
    <meta:editing-cycles>1</meta:editing-cycles>
    <meta:document-statistic meta:table-count="0" meta:image-count="0" meta:object-count="0" meta:page-count="1" meta:paragraph-count="16" meta:word-count="235" meta:character-count="1211" meta:non-whitespace-character-count="991"/>
    <meta:generator>LibreOffice/5.4.6.2$Windows_X86_64 LibreOffice_project/4014ce260a04f1026ba855d3b8d91541c224eab8</meta:generator>
  </office:meta>
</office:document-meta>
</file>